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9cm" fo:margin-left="-0.191cm" fo:margin-top="0cm" fo:margin-bottom="0cm" table:align="left" style:writing-mode="lr-tb"/>
    </style:style>
    <style:style style:name="Tableau1.A" style:family="table-column">
      <style:table-column-properties style:column-width="4.23cm"/>
    </style:style>
    <style:style style:name="Tableau1.B" style:family="table-column">
      <style:table-column-properties style:column-width="2.408cm"/>
    </style:style>
    <style:style style:name="Tableau1.C" style:family="table-column">
      <style:table-column-properties style:column-width="2.406cm"/>
    </style:style>
    <style:style style:name="Tableau1.D" style:family="table-column">
      <style:table-column-properties style:column-width="2.514cm"/>
    </style:style>
    <style:style style:name="Tableau1.E" style:family="table-column">
      <style:table-column-properties style:column-width="2.619cm"/>
    </style:style>
    <style:style style:name="Tableau1.F" style:family="table-column">
      <style:table-column-properties style:column-width="0.503cm"/>
    </style:style>
    <style:style style:name="Tableau1.G" style:family="table-column">
      <style:table-column-properties style:column-width="0.501cm"/>
    </style:style>
    <style:style style:name="Tableau1.H" style:family="table-column">
      <style:table-column-properties style:column-width="0.51cm"/>
    </style:style>
    <style:style style:name="Tableau1.1" style:family="table-row">
      <style:table-row-properties style:min-row-height="1.199cm" style:keep-together="true" fo:keep-together="auto"/>
    </style:style>
    <style:style style:name="Tableau1.A1" style:family="table-cell">
      <style:table-cell-properties fo:padding-left="0.191cm" fo:padding-right="0.191cm" fo:padding-top="0cm" fo:padding-bottom="0cm" fo:border="0.035cm solid #000001"/>
    </style:style>
    <style:style style:name="Tableau1.B1" style:family="table-cell">
      <style:table-cell-properties fo:padding-left="0.191cm" fo:padding-right="0.191cm" fo:padding-top="0cm" fo:padding-bottom="0cm" fo:border-left="0.018cm solid #000001" fo:border-right="0.035cm solid #000001" fo:border-top="0.035cm solid #000001" fo:border-bottom="0.035cm solid #000001"/>
    </style:style>
    <style:style style:name="Tableau1.2" style:family="table-row">
      <style:table-row-properties style:min-row-height="1.993cm" style:keep-together="true" fo:keep-together="auto"/>
    </style:style>
    <style:style style:name="Tableau1.A2" style:family="table-cell">
      <style:table-cell-properties fo:padding-left="0.191cm" fo:padding-right="0.191cm" fo:padding-top="0cm" fo:padding-bottom="0cm" fo:border-left="0.035cm solid #000001" fo:border-right="0.035cm solid #000001" fo:border-top="0.018cm solid #000001" fo:border-bottom="0.035cm solid #000001"/>
    </style:style>
    <style:style style:name="Tableau1.B2" style:family="table-cell">
      <style:table-cell-properties fo:padding-left="0.191cm" fo:padding-right="0.191cm" fo:padding-top="0cm" fo:padding-bottom="0cm" fo:border-left="0.018cm solid #000001" fo:border-right="0.035cm solid #000001" fo:border-top="0.018cm solid #000001" fo:border-bottom="0.035cm solid #000001"/>
    </style:style>
    <style:style style:name="Tableau1.3" style:family="table-row">
      <style:table-row-properties style:min-row-height="4.03cm" style:keep-together="true" fo:keep-together="auto"/>
    </style:style>
    <style:style style:name="Tableau1.4" style:family="table-row">
      <style:table-row-properties style:min-row-height="1.596cm" style:keep-together="true" fo:keep-together="auto"/>
    </style:style>
    <style:style style:name="Tableau1.5" style:family="table-row">
      <style:table-row-properties style:min-row-height="2.417cm" style:keep-together="true" fo:keep-together="auto"/>
    </style:style>
    <style:style style:name="Tableau1.8" style:family="table-row">
      <style:table-row-properties style:min-row-height="0.776cm" style:keep-together="true" fo:keep-together="auto"/>
    </style:style>
    <style:style style:name="Tableau2" style:family="table">
      <style:table-properties style:width="15.743cm" fo:margin-left="-0.191cm" fo:margin-top="0cm" fo:margin-bottom="0cm" table:align="left" style:writing-mode="lr-tb"/>
    </style:style>
    <style:style style:name="Tableau2.A" style:family="table-column">
      <style:table-column-properties style:column-width="2.247cm"/>
    </style:style>
    <style:style style:name="Tableau2.B" style:family="table-column">
      <style:table-column-properties style:column-width="2.249cm"/>
    </style:style>
    <style:style style:name="Tableau2.D" style:family="table-column">
      <style:table-column-properties style:column-width="2.245cm"/>
    </style:style>
    <style:style style:name="Tableau2.G" style:family="table-column">
      <style:table-column-properties style:column-width="2.256cm"/>
    </style:style>
    <style:style style:name="Tableau2.1" style:family="table-row">
      <style:table-row-properties style:min-row-height="0.882cm" style:keep-together="true" fo:keep-together="auto"/>
    </style:style>
    <style:style style:name="Tableau2.A1" style:family="table-cell">
      <style:table-cell-properties fo:padding-left="0.191cm" fo:padding-right="0.191cm" fo:padding-top="0cm" fo:padding-bottom="0cm" fo:border="0.035cm solid #000001"/>
    </style:style>
    <style:style style:name="Tableau2.B1" style:family="table-cell">
      <style:table-cell-properties fo:padding-left="0.191cm" fo:padding-right="0.191cm" fo:padding-top="0cm" fo:padding-bottom="0cm" fo:border-left="0.018cm solid #000001" fo:border-right="0.035cm solid #000001" fo:border-top="0.035cm solid #000001" fo:border-bottom="0.035cm solid #000001"/>
    </style:style>
    <style:style style:name="Tableau2.A2" style:family="table-cell">
      <style:table-cell-properties fo:padding-left="0.191cm" fo:padding-right="0.191cm" fo:padding-top="0cm" fo:padding-bottom="0cm" fo:border-left="0.035cm solid #000001" fo:border-right="0.035cm solid #000001" fo:border-top="0.018cm solid #000001" fo:border-bottom="0.035cm solid #000001"/>
    </style:style>
    <style:style style:name="Tableau2.B2" style:family="table-cell">
      <style:table-cell-properties fo:padding-left="0.191cm" fo:padding-right="0.191cm" fo:padding-top="0cm" fo:padding-bottom="0cm" fo:border-left="0.018cm solid #000001" fo:border-right="0.035cm solid #000001" fo:border-top="0.018cm solid #000001" fo:border-bottom="0.035cm solid #000001"/>
    </style:style>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text-properties style:font-name="Calibri" fo:font-size="16pt" fo:font-weight="bold" style:font-name-asian="Calibri1" style:font-size-asian="16pt" style:font-weight-asian="bold" style:font-name-complex="Calibri1" style:font-size-complex="16pt"/>
    </style:style>
    <style:style style:name="P3" style:family="paragraph" style:parent-style-name="normal">
      <style:text-properties style:font-name="Calibri" fo:background-color="#ffff00" style:font-name-asian="Calibri1" style:font-name-complex="Calibri1"/>
    </style:style>
    <style:style style:name="P4" style:family="paragraph" style:parent-style-name="normal">
      <style:text-properties style:font-name="Calibri" fo:font-size="12pt" style:font-name-asian="Calibri1" style:font-size-asian="12pt" style:font-name-complex="Calibri1" style:font-size-complex="12pt"/>
    </style:style>
    <style:style style:name="P5"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6" style:family="paragraph" style:parent-style-name="normal">
      <style:text-properties style:font-name="Calibri" fo:font-size="12pt" fo:font-weight="bold" style:font-name-asian="Calibri1" style:font-size-asian="12pt" style:font-weight-asian="bold" style:font-name-complex="Calibri1" style:font-size-complex="12pt"/>
    </style:style>
    <style:style style:name="P7" style:family="paragraph" style:parent-style-name="normal">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8" style:family="paragraph" style:parent-style-name="normal">
      <style:paragraph-properties fo:text-align="justify" style:justify-single-word="false"/>
      <style:text-properties style:font-name="Calibri" fo:font-size="12pt" fo:font-style="italic" style:font-name-asian="Calibri1" style:font-size-asian="12pt" style:font-style-asian="italic" style:font-name-complex="Calibri1" style:font-size-complex="12pt"/>
    </style:style>
    <style:style style:name="P9" style:family="paragraph" style:parent-style-name="normal">
      <style:paragraph-properties fo:text-align="justify" style:justify-single-word="false"/>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P10" style:family="paragraph" style:parent-style-name="normal">
      <style:text-properties style:font-name="Calibri" fo:font-size="10pt" fo:font-weight="bold" style:font-name-asian="Calibri1" style:font-size-asian="10pt" style:font-weight-asian="bold" style:font-name-complex="Calibri1" style:font-size-complex="10pt"/>
    </style:style>
    <style:style style:name="P11" style:family="paragraph" style:parent-style-name="normal">
      <style:paragraph-properties fo:text-align="justify" style:justify-single-word="false"/>
      <style:text-properties style:font-name="Calibri" fo:font-size="10pt" fo:font-weight="bold" style:font-name-asian="Calibri1" style:font-size-asian="10pt" style:font-weight-asian="bold" style:font-name-complex="Calibri1" style:font-size-complex="10pt"/>
    </style:style>
    <style:style style:name="P12" style:family="paragraph" style:parent-style-name="normal">
      <style:text-properties style:font-name="Calibri" fo:font-size="10pt" style:font-name-asian="Calibri1" style:font-size-asian="10pt" style:font-name-complex="Calibri1" style:font-size-complex="10pt"/>
    </style:style>
    <style:style style:name="P13" style:family="paragraph" style:parent-style-name="normal">
      <style:paragraph-properties fo:text-align="justify" style:justify-single-word="false"/>
      <style:text-properties style:font-name="Calibri" style:text-underline-style="solid" style:text-underline-width="auto" style:text-underline-color="font-color" style:font-name-asian="Calibri1" style:font-name-complex="Calibri1"/>
    </style:style>
    <style:style style:name="P14" style:family="paragraph" style:parent-style-name="normal">
      <style:paragraph-properties fo:text-align="justify" style:justify-single-word="false"/>
      <style:text-properties style:font-name="Calibri" style:font-name-asian="Calibri1" style:font-name-complex="Calibri1"/>
    </style:style>
    <style:style style:name="P15" style:family="paragraph" style:parent-style-name="normal">
      <style:text-properties style:font-name="Calibri" fo:font-size="9pt" style:font-name-asian="Calibri1" style:font-size-asian="9pt" style:font-name-complex="Calibri1" style:font-size-complex="9pt"/>
    </style:style>
    <style:style style:name="P16" style:family="paragraph" style:parent-style-name="normal">
      <style:text-properties fo:font-size="12pt" style:font-size-asian="12pt" style:font-size-complex="12pt"/>
    </style:style>
    <style:style style:name="P17" style:family="paragraph" style:parent-style-name="normal">
      <style:paragraph-properties fo:margin-left="1.905cm" fo:margin-right="0cm" fo:text-align="justify" style:justify-single-word="false" fo:text-indent="-0.635cm" style:auto-text-indent="false"/>
    </style:style>
    <style:style style:name="P18" style:family="paragraph" style:parent-style-name="normal">
      <style:paragraph-properties fo:margin-left="1.905cm" fo:margin-right="0cm" fo:text-align="justify" style:justify-single-word="false" fo:text-indent="-0.635cm" style:auto-text-indent="false"/>
      <style:text-properties style:font-name="Calibri" style:font-name-asian="Calibri1" style:font-name-complex="Calibri1"/>
    </style:style>
    <style:style style:name="P19" style:family="paragraph" style:parent-style-name="normal">
      <style:paragraph-properties fo:margin-left="1.27cm" fo:margin-right="0cm" fo:text-align="justify" style:justify-single-word="false" fo:text-indent="0cm" style:auto-text-indent="false"/>
    </style:style>
    <style:style style:name="P20"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21" style:family="paragraph" style:parent-style-name="normal">
      <style:paragraph-properties fo:margin-left="1.27cm" fo:margin-right="0cm" fo:text-align="justify" style:justify-single-word="false" fo:text-indent="0cm" style:auto-text-indent="false"/>
      <style:text-properties style:font-name="Calibri" fo:font-size="12pt" fo:font-weight="bold" style:font-name-asian="Calibri1" style:font-size-asian="12pt" style:font-weight-asian="bold" style:font-name-complex="Calibri1" style:font-size-complex="12pt"/>
    </style:style>
    <style:style style:name="P22" style:family="paragraph" style:parent-style-name="normal">
      <style:paragraph-properties fo:margin-left="1.27cm" fo:margin-right="0cm" fo:text-align="justify" style:justify-single-word="false" fo:text-indent="0cm" style:auto-text-indent="false"/>
      <style:text-properties style:font-name="Calibri" fo:font-size="12pt" fo:font-style="italic" style:font-name-asian="Calibri1" style:font-size-asian="12pt" style:font-style-asian="italic" style:font-name-complex="Calibri1" style:font-size-complex="12pt"/>
    </style:style>
    <style:style style:name="P23" style:family="paragraph" style:parent-style-name="normal">
      <style:paragraph-properties fo:margin-left="1.27cm" fo:margin-right="0cm" fo:text-align="justify" style:justify-single-word="false" fo:text-indent="0cm" style:auto-text-indent="false"/>
      <style:text-properties fo:color="#800000" style:font-name="Calibri" fo:font-size="12pt" style:font-name-asian="Calibri1" style:font-size-asian="12pt" style:font-name-complex="Calibri1" style:font-size-complex="12pt"/>
    </style:style>
    <style:style style:name="P24" style:family="paragraph" style:parent-style-name="normal">
      <style:paragraph-properties fo:margin-left="1.235cm" fo:margin-right="0cm" fo:text-align="justify" style:justify-single-word="false" fo:text-indent="0cm" style:auto-text-indent="false"/>
    </style:style>
    <style:style style:name="P25" style:family="paragraph" style:parent-style-name="normal" style:master-page-name="Standard">
      <style:paragraph-properties fo:text-align="center" style:justify-single-word="false" style:page-number="auto"/>
      <style:text-properties style:font-name="Calibri" fo:font-size="16pt" fo:font-weight="bold" style:font-name-asian="Calibri1" style:font-size-asian="16pt" style:font-weight-asian="bold" style:font-name-complex="Calibri1" style:font-size-complex="16pt"/>
    </style:style>
    <style:style style:name="P26" style:family="paragraph" style:parent-style-name="normal" style:list-style-name="L1">
      <style:text-properties style:font-name="Calibri" fo:font-size="12pt" fo:font-weight="bold" style:font-name-asian="Calibri1" style:font-size-asian="12pt" style:font-weight-asian="bold" style:font-name-complex="Calibri1" style:font-size-complex="12pt"/>
    </style:style>
    <style:style style:name="P27"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28" style:family="paragraph" style:parent-style-name="normal">
      <style:paragraph-properties fo:text-align="justify" style:justify-single-word="false"/>
      <style:text-properties fo:color="#800000" style:font-name="Calibri" fo:font-size="12pt" style:font-name-asian="Calibri1" style:font-size-asian="12pt" style:font-name-complex="Calibri1" style:font-size-complex="12pt"/>
    </style:style>
    <style:style style:name="T1" style:family="text">
      <style:text-properties style:font-name="Calibri" style:font-name-asian="Calibri1" style:font-name-complex="Calibri1"/>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fo:font-weight="bold" style:font-name-asian="Calibri1" style:font-size-asian="12pt" style:font-weight-asian="bold" style:font-name-complex="Calibri1" style:font-size-complex="12pt"/>
    </style:style>
    <style:style style:name="T4" style:family="text">
      <style:text-properties style:font-name="Calibri" fo:font-size="12pt" fo:font-style="italic" style:font-name-asian="Calibri1" style:font-size-asian="12pt" style:font-style-asian="italic" style:font-name-complex="Calibri1" style:font-size-complex="12pt"/>
    </style:style>
    <style:style style:name="T5" style:family="text">
      <style:text-properties style:font-name="Calibri" fo:font-size="12pt" fo:font-style="italic" style:text-underline-style="solid" style:text-underline-width="auto" style:text-underline-color="font-color" style:font-name-asian="Calibri1" style:font-size-asian="12pt" style:font-style-asian="italic" style:font-name-complex="Calibri1" style:font-size-complex="12pt"/>
    </style:style>
    <style:style style:name="T6"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7"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8" style:family="text">
      <style:text-properties style:font-name="Calibri" fo:font-weight="bold" style:font-name-asian="Calibri1" style:font-weight-asian="bold" style:font-name-complex="Calibri1"/>
    </style:style>
    <style:style style:name="T9" style:family="text">
      <style:text-properties style:font-name="Times New Roman" fo:font-size="7pt" style:font-name-asian="Times New Roman1" style:font-size-asian="7pt" style:font-name-complex="Times New Roman1" style:font-size-complex="7pt"/>
    </style:style>
    <style:style style:name="T10" style:family="text">
      <style:text-properties fo:color="#1155cc" style:font-name="Calibri" style:text-underline-style="solid" style:text-underline-width="auto" style:text-underline-color="font-color" style:font-name-asian="Calibri1" style:font-name-complex="Calibri1"/>
    </style:style>
    <style:style style:name="T11"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12" style:family="text">
      <style:text-properties fo:color="#800000"/>
    </style:style>
    <style:style style:name="T13" style:family="text">
      <style:text-properties fo:color="#800000" style:font-name="Calibri" fo:font-size="12pt" style:font-name-asian="Calibri1" style:font-size-asian="12pt" style:font-name-complex="Calibri1" style:font-size-complex="12pt"/>
    </style:style>
    <style:style style:name="T14" style:family="text">
      <style:text-properties fo:color="#800000" style:font-name="Calibri" fo:font-size="12pt" fo:font-weight="bold" style:font-name-asian="Calibri1" style:font-size-asian="12pt" style:font-weight-asian="bold" style:font-name-complex="Calibri1"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Bookmark"/><text:s/></text:p>
      <text:p text:style-name="P2">Projet WEB – Conception de documents et d’interfaces numériques</text:p>
      <text:p text:style-name="P16"><text:s/></text:p>
      <text:p text:style-name="P16"><text:s/></text:p>
      <text:p text:style-name="P16"><text:s/></text:p>
      <text:p text:style-name="P3">Ce document, complété par vos soins, sera à rendre avant la présentation client du 19 janvier. Il complètera vos explications ce jour-là. </text:p>
      <text:p text:style-name="P3">Il doit vous servir de fil rouge, et donc être rempli à mesure que vous avancez dans votre projet (merci de répondre dans le corps du document).</text:p>
      <text:p text:style-name="P4"><text:s/></text:p>
      <text:p text:style-name="P4"><text:s/></text:p>
      <text:list xml:id="list4230477543568818610" text:style-name="L1">
        <text:list-item>
          <text:p text:style-name="P26">Noms des étudiants : Ryan Rabiah</text:p>
        </text:list-item>
      </text:list>
      <text:p text:style-name="P6"><text:tab/><text:tab/><text:tab/><text:tab/>Oussama Tiddarh</text:p>
      <text:p text:style-name="P6"><text:tab/><text:tab/><text:tab/><text:tab/>Akaash Jeevanchandran</text:p>
      <text:p text:style-name="P6"><text:tab/><text:tab/><text:tab/><text:tab/>Hugo Jeudy</text:p>
      <text:p text:style-name="P4"><text:s/></text:p>
      <text:p text:style-name="P4"><text:s/></text:p>
      <text:p text:style-name="P6">2. Sujet choisi :</text:p>
      <text:p text:style-name="P4"><text:s/><text:tab/>Sujet 11 - MCJP</text:p>
      <text:p text:style-name="P4"><text:s/></text:p>
      <text:p text:style-name="P6">3. Analyse du besoin : </text:p>
      <text:p text:style-name="P8"><text:s/></text:p>
      <text:p text:style-name="P17"><text:span text:style-name="T8">a.</text:span><text:span text:style-name="T9"> <text:s text:c="4"/></text:span><text:span text:style-name="T8">Demande :</text:span></text:p>
      <text:p text:style-name="P20">Comment qualifieriez-vous la demande du client que vous avez choisi ? Est-elle claire, précise, ou plus floue ? Est-elle complète ou partielle ? Est-elle impérative ou plus ouverte ? Revêt-elle une dimension technique, esthétique, humaine ? Si elle vous semble devoir être précisée, formulez les questions qui vous aideraient à mieux la définir.</text:p>
      <text:p text:style-name="P19"><text:span text:style-name="T2"><text:tab/></text:span><text:span text:style-name="T13">Elle claire, mais un peu floue. Partielle, assez ouverte, avec une dimension esthetique. </text:span></text:p>
      <text:p text:style-name="P20"/>
      <text:p text:style-name="P17"><text:span text:style-name="T8">b.</text:span><text:span text:style-name="T9"> <text:s text:c="3"/></text:span><text:span text:style-name="T8">Stratégie d’objectifs : </text:span></text:p>
      <text:p text:style-name="P19"><text:span text:style-name="T2">En fonction des informations données par le client choisi, vous déterminerez ses besoins, en termes de contenu rédactionnel, de structure, de fonctionnalités, d’aspect visuel, de style de communication. Outre ses demandes explicites, vous pourrez le cas échéant déduire de ses propos des besoins connexes, voire proposer des éléments qui vous sembleraient nécessaires ou utiles. Quel vous semble être l’objectif principal de ce </text:span><text:soft-page-break/><text:span text:style-name="T2">site ? Quels vous semblent être ses objectifs secondaires ? Reformulez ces besoins de manière plus synthétique.</text:span></text:p>
      <text:p text:style-name="P19"><text:span text:style-name="T2"><text:tab/></text:span><text:span text:style-name="T13">L'objectif principal est d'attirer un public plus jeune vers la culture japonaise. Une esthétique manga/animé est de mise.</text:span></text:p>
      <text:p text:style-name="P5"><text:s/></text:p>
      <text:p text:style-name="P17"><text:span text:style-name="T8">c.</text:span><text:span text:style-name="T9"> <text:s text:c="4"/></text:span><text:span text:style-name="T8">Stratégie de cible : </text:span></text:p>
      <text:p text:style-name="P20">Quel(s) type(s) d’utilisateurs sont attendus sur ce site ? Quelles attentes seront a priori les leurs, en termes d’informations, d’actions, d’ambiance ? Expliquez votre raisonnement.<text:tab/></text:p>
      <text:p text:style-name="P19"><text:span text:style-name="T2"><text:tab/></text:span><text:span text:style-name="T13">Les utilisateurs attendus sur ce site sont des adolescents entre 11 et 16 ans. L'objectif est clair : donner envie à l'utilisateur de s'interesser à la culture japonaise au travers des médias qui l'intéressent le plus à cet âge, cet à dire les mangas et animés japonais.</text:span></text:p>
      <text:p text:style-name="P5"><text:s/></text:p>
      <text:p text:style-name="P17"><text:span text:style-name="T8">d.</text:span><text:span text:style-name="T9"> <text:s text:c="3"/></text:span><text:span text:style-name="T8">Veille concurrentielle (benchmarking) : </text:span></text:p>
      <text:p text:style-name="P20">Observez sur internet des sites du même type et comparez-les pour identifier les bonnes pratiques. Certaines de leurs réalisations pourraient-elles vous inspirer dans la réalisation de votre site ? Lesquelles ? Leur analyse fait-elle apparaître de nouveaux besoins que vous et votre commanditaire n’aviez pas encore identifiés ? Lesquels ?</text:p>
      <text:p text:style-name="P20"/>
      <text:p text:style-name="P19"><text:span text:style-name="T2"><text:tab/></text:span><text:span text:style-name="T13">Japan Expo, Le monde, MCJP, Journal Du Japon, Telerama.</text:span></text:p>
      <text:p text:style-name="P8"><text:s/></text:p>
      <text:p text:style-name="P7">4. Détermination des contenus </text:p>
      <text:p text:style-name="P7"><text:s/></text:p>
      <text:p text:style-name="P17"><text:span text:style-name="T8">a.</text:span><text:span text:style-name="T9"> <text:s text:c="4"/></text:span><text:span text:style-name="T8">Rubriques du site</text:span></text:p>
      <text:p text:style-name="P20">A partir de l’analyse des besoins, déterminez les grandes parties (rubriques) qui composeront le site et donnez-leur un titre bref : par exemple, « Qui sommes-nous ? », « Expositions », « L’univers du jeu », etc. </text:p>
      <text:p text:style-name="P20">Chacune de ces rubriques devra ensuite, le cas échéant, être divisée en plusieurs sous rubriques (7 maximum).</text:p>
      <text:p text:style-name="P20"><text:tab/></text:p>
      <text:p text:style-name="P21"><text:s/></text:p>
      <text:p text:style-name="P17"><text:span text:style-name="T8">b.</text:span><text:span text:style-name="T9"> <text:s text:c="3"/></text:span><text:span text:style-name="T8">Fonctionnalités</text:span></text:p>
      <text:p text:style-name="P20">Quelles sont les fonctionnalités que vous devrez intégrer au site (formulaires d’adhésion ou de commande, blogs, diaporama, base de données, liens vers d’autres ressources web, etc.) ?</text:p>
      <text:p text:style-name="P19"><text:span text:style-name="T2"><text:tab/></text:span><text:span text:style-name="T13">Il fallait faire le rapprochement avec le site mère (ce qui est fait). Le site propose des blogs, ainsi qu'un système de compte pour des reservations et un forum.</text:span></text:p>
      <text:p text:style-name="P7"><text:s/></text:p>
      <text:p text:style-name="P17"><text:soft-page-break/><text:span text:style-name="T8">c.</text:span><text:span text:style-name="T9"> <text:s text:c="4"/></text:span><text:span text:style-name="T8">Architecture globale du site</text:span></text:p>
      <text:p text:style-name="P19"><text:span text:style-name="T2">Dessinez l’arborescence générale du site (</text:span><text:span text:style-name="T4">cf </text:span><text:span text:style-name="T2">exemple de schéma ci-dessous). </text:span></text:p>
      <text:p text:style-name="P20">- Le nombre de lignes correspond à la « profondeur » du site. On évite la multiplication des niveaux, qui retarde l’accès à l’information recherchée (règle des 3 clics).</text:p>
      <text:p text:style-name="P20">- Le nombre de rubriques en parallèle sur un même niveau correspond à sa « largeur ». </text:p>
      <text:p text:style-name="P20">- Les liens permettant de passer d’une page à une autre peuvent être placés de manière linéaire (pour aller à la page 3, il faut impérativement passer par les page 1 et 2), arborescente (à chaque niveau, un nouveau choix permet l’orientation du visiteur), ou transversale (des « raccourcis » permettent de rejoindre directement une autre partie du site, utile à ce moment de la navigation – en rose dans le schéma).</text:p>
      <text:p text:style-name="P22">RQ : Les fonctionnalités que vous avez listées devront également se greffer sur cette vue d’ensemble.</text:p>
      <text:p text:style-name="P20"><text:s/></text:p>
      <text:p text:style-name="P20"><text:s/></text:p>
      <text:p text:style-name="P21"><text:s/></text:p>
      <text:p text:style-name="P7"><text:s/></text:p>
      <text:p text:style-name="P17"><text:span text:style-name="T8">d.</text:span><text:span text:style-name="T9"> <text:s text:c="3"/></text:span><text:span text:style-name="T8">Détermination et répartition du contenu</text:span></text:p>
      <text:p text:style-name="P20">Il faut maintenant entrer dans le détail du contenu que vous projetez de mettre en ligne. Pour chaque partie que vous avez déterminée, voyez quels éléments seront à inclure. Cela correspond à des fichiers texte/image/son. </text:p>
      <text:p text:style-name="P19"><text:span text:style-name="T5">Remarque</text:span><text:span text:style-name="T4"> : dans le cadre de cet exercice, </text:span><text:span text:style-name="T5">vous n’aurez pas à réaliser effectivement tous ces documents</text:span><text:span text:style-name="T4">. Seules quelques pages seront complètes. Pour les autres, les parties texte autres seront remplies par du lorem ipsum</text:span><text:span text:style-name="T6">[1]</text:span><text:span text:style-name="T4">, les images par une image type.</text:span></text:p>
      <text:p text:style-name="P20">Vous pouvez réaliser un tableau pour plus de clarté.</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Exemple de remplissage du tableau :</text:p>
      <text:p text:style-name="P7"><text: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10"><text:s text:c="29"/>Objets</text:p>
            <text:p text:style-name="P10">Emplacements</text:p>
          </table:table-cell>
          <table:table-cell table:style-name="Tableau1.B1" office:value-type="string">
            <text:p text:style-name="P10">Textes</text:p>
          </table:table-cell>
          <table:table-cell table:style-name="Tableau1.B1" office:value-type="string">
            <text:p text:style-name="P10">Images</text:p>
          </table:table-cell>
          <table:table-cell table:style-name="Tableau1.B1" office:value-type="string">
            <text:p text:style-name="P10">Sons</text:p>
          </table:table-cell>
          <table:table-cell table:style-name="Tableau1.B1" office:value-type="string">
            <text:p text:style-name="P10">Fonctions spécifiques</text:p>
          </table:table-cell>
          <table:table-cell table:style-name="Tableau1.B1" office:value-type="string">
            <text:p text:style-name="P10"><text:s/></text:p>
          </table:table-cell>
          <table:table-cell table:style-name="Tableau1.B1" office:value-type="string">
            <text:p text:style-name="P10"><text:s/></text:p>
          </table:table-cell>
          <table:table-cell table:style-name="Tableau1.B1" office:value-type="string">
            <text:p text:style-name="P10"><text:s/></text:p>
          </table:table-cell>
        </table:table-row>
        <table:table-row table:style-name="Tableau1.2">
          <table:table-cell table:style-name="Tableau1.A2" office:value-type="string">
            <text:p text:style-name="P10">Page d’accueil</text:p>
          </table:table-cell>
          <table:table-cell table:style-name="Tableau1.B2" office:value-type="string">
            <text:p text:style-name="P12">Texte de présentation de l’association</text:p>
          </table:table-cell>
          <table:table-cell table:style-name="Tableau1.B2" office:value-type="string">
            <text:p text:style-name="P12"><text:s/></text:p>
          </table:table-cell>
          <table:table-cell table:style-name="Tableau1.B2" office:value-type="string">
            <text:p text:style-name="P12"><text:s/></text:p>
          </table:table-cell>
          <table:table-cell table:style-name="Tableau1.B2" office:value-type="string">
            <text:p text:style-name="P12"><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row>
        <table:table-row table:style-name="Tableau1.3">
          <table:table-cell table:style-name="Tableau1.A2" office:value-type="string">
            <text:p text:style-name="P10">Rubrique « Expositions »</text:p>
          </table:table-cell>
          <table:table-cell table:style-name="Tableau1.B2" office:value-type="string">
            <text:p text:style-name="P12">Notices de présentation d’artistes </text:p>
          </table:table-cell>
          <table:table-cell table:style-name="Tableau1.B2" office:value-type="string">
            <text:p text:style-name="P12">Photo attractive pour l’exposition en cours</text:p>
            <text:p text:style-name="P12">+ Diaporama des expositions passées</text:p>
          </table:table-cell>
          <table:table-cell table:style-name="Tableau1.B2" office:value-type="string">
            <text:p text:style-name="P12"><text:s/></text:p>
          </table:table-cell>
          <table:table-cell table:style-name="Tableau1.B2" office:value-type="string">
            <text:p text:style-name="P12"><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row>
        <table:table-row table:style-name="Tableau1.4">
          <table:table-cell table:style-name="Tableau1.A2" office:value-type="string">
            <text:p text:style-name="P10">Rubrique « Excursions proposées »</text:p>
          </table:table-cell>
          <table:table-cell table:style-name="Tableau1.B2" office:value-type="string">
            <text:p text:style-name="P12"><text:s/></text:p>
          </table:table-cell>
          <table:table-cell table:style-name="Tableau1.B2" office:value-type="string">
            <text:p text:style-name="P12">Photo grand angle de la forêt</text:p>
          </table:table-cell>
          <table:table-cell table:style-name="Tableau1.B2" office:value-type="string">
            <text:p text:style-name="P12">Bande son – bruits de la forêt</text:p>
          </table:table-cell>
          <table:table-cell table:style-name="Tableau1.B2" office:value-type="string">
            <text:p text:style-name="P12">Accès au formulaire d’inscription</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row>
        <table:table-row table:style-name="Tableau1.5">
          <table:table-cell table:style-name="Tableau1.A2" office:value-type="string">
            <text:p text:style-name="P10">Sous rubrique « Programmation des concerts »</text:p>
          </table:table-cell>
          <table:table-cell table:style-name="Tableau1.B2" office:value-type="string">
            <text:p text:style-name="P12"><text:s/></text:p>
          </table:table-cell>
          <table:table-cell table:style-name="Tableau1.B2" office:value-type="string">
            <text:p text:style-name="P12"><text:s/></text:p>
          </table:table-cell>
          <table:table-cell table:style-name="Tableau1.B2" office:value-type="string">
            <text:p text:style-name="P12">Extrait musical du prochain artiste programmé</text:p>
          </table:table-cell>
          <table:table-cell table:style-name="Tableau1.B2" office:value-type="string">
            <text:p text:style-name="P12">Calendrier des manifestation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row>
        <table:table-row table:style-name="Tableau1.4">
          <table:table-cell table:style-name="Tableau1.A2" office:value-type="string">
            <text:p text:style-name="P10">Dans le forum</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2">Possibilité de participer au forum</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row>
        <table:table-row table:style-name="Tableau1.4">
          <table:table-cell table:style-name="Tableau1.A2" office:value-type="string">
            <text:p text:style-name="P10">Dans le blog</text:p>
          </table:table-cell>
          <table:table-cell table:style-name="Tableau1.B2" office:value-type="string">
            <text:p text:style-name="P12">Billets critiques sur des livres</text:p>
          </table:table-cell>
          <table:table-cell table:style-name="Tableau1.B2" office:value-type="string">
            <text:p text:style-name="P12"><text:s/></text:p>
          </table:table-cell>
          <table:table-cell table:style-name="Tableau1.B2" office:value-type="string">
            <text:p text:style-name="P12"><text:s/></text:p>
          </table:table-cell>
          <table:table-cell table:style-name="Tableau1.B2" office:value-type="string">
            <text:p text:style-name="P12"><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row>
        <table:table-row table:style-name="Tableau1.8">
          <table:table-cell table:style-name="Tableau1.A2" office:value-type="string">
            <text:p text:style-name="P11"><text:s/></text:p>
          </table:table-cell>
          <table:table-cell table:style-name="Tableau1.B2" office:value-type="string">
            <text:p text:style-name="P11"><text:s/></text:p>
          </table:table-cell>
          <table:table-cell table:style-name="Tableau1.B2" office:value-type="string">
            <text:p text:style-name="P11"><text:s/></text:p>
          </table:table-cell>
          <table:table-cell table:style-name="Tableau1.B2" office:value-type="string">
            <text:p text:style-name="P11"><text:s/></text:p>
          </table:table-cell>
          <table:table-cell table:style-name="Tableau1.B2" office:value-type="string">
            <text:p text:style-name="P11"><text:s/></text:p>
          </table:table-cell>
          <table:table-cell table:style-name="Tableau1.B2" office:value-type="string">
            <text:p text:style-name="P11"><text:s/></text:p>
          </table:table-cell>
          <table:table-cell table:style-name="Tableau1.B2" office:value-type="string">
            <text:p text:style-name="P11"><text:s/></text:p>
          </table:table-cell>
          <table:table-cell table:style-name="Tableau1.B2" office:value-type="string">
            <text:p text:style-name="P11"><text:s/></text:p>
          </table:table-cell>
        </table:table-row>
      </table:table>
      <text:p text:style-name="P7"><text:s/></text:p>
      <text:p text:style-name="P7"><text:s/></text:p>
      <text:p text:style-name="P9">Votre tableau :</text:p>
      <text:p text:style-name="P9"><text:s/></text:p>
      <text:p text:style-name="P9"><text:s/></text:p>
      <table:table table:name="Tableau2" table:style-name="Tableau2">
        <table:table-column table:style-name="Tableau2.A"/>
        <table:table-column table:style-name="Tableau2.B" table:number-columns-repeated="2"/>
        <table:table-column table:style-name="Tableau2.D"/>
        <table:table-column table:style-name="Tableau2.B"/>
        <table:table-column table:style-name="Tableau2.A"/>
        <table:table-column table:style-name="Tableau2.G"/>
        <table:table-row table:style-name="Tableau2.1">
          <table:table-cell table:style-name="Tableau2.A1" office:value-type="string">
            <text:p text:style-name="P13"><text:s/></text:p>
          </table:table-cell>
          <table:table-cell table:style-name="Tableau2.B1" office:value-type="string">
            <text:p text:style-name="P13"><text:s/></text:p>
          </table:table-cell>
          <table:table-cell table:style-name="Tableau2.B1" office:value-type="string">
            <text:p text:style-name="P13"><text:s/></text:p>
          </table:table-cell>
          <table:table-cell table:style-name="Tableau2.B1" office:value-type="string">
            <text:p text:style-name="P13"><text:s/></text:p>
          </table:table-cell>
          <table:table-cell table:style-name="Tableau2.B1" office:value-type="string">
            <text:p text:style-name="P13"><text:s/></text:p>
          </table:table-cell>
          <table:table-cell table:style-name="Tableau2.B1" office:value-type="string">
            <text:p text:style-name="P13"><text:s/></text:p>
          </table:table-cell>
          <table:table-cell table:style-name="Tableau2.B1" office:value-type="string">
            <text:p text:style-name="P13"><text:s/></text:p>
          </table:table-cell>
        </table:table-row>
        <table:table-row table:style-name="Tableau2.1">
          <table:table-cell table:style-name="Tableau2.A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row>
        <table:table-row table:style-name="Tableau2.1">
          <table:table-cell table:style-name="Tableau2.A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row>
        <text:soft-page-break/>
        <table:table-row table:style-name="Tableau2.1">
          <table:table-cell table:style-name="Tableau2.A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row>
        <table:table-row table:style-name="Tableau2.1">
          <table:table-cell table:style-name="Tableau2.A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cell table:style-name="Tableau2.B2" office:value-type="string">
            <text:p text:style-name="P13"><text:s/></text:p>
          </table:table-cell>
        </table:table-row>
      </table:table>
      <text:p text:style-name="P9"><text:s/></text:p>
      <text:p text:style-name="P7"><text:s/></text:p>
      <text:p text:style-name="P7">5. La charte graphique</text:p>
      <text:p text:style-name="P7"><text:s/></text:p>
      <text:p text:style-name="P14">Remarque : cette partie du travail de conception est généralement effectuée sur des logiciels de type Adobe Photoshop. A l’IUT, vous pouvez utiliser Gimp si vous le souhaitez. Vous pouvez aussi préférer réaliser des croquis à la main. Quelle que soit votre préférence, ces documents doivent être joints au dossier.</text:p>
      <text:p text:style-name="P5"><text:s/></text:p>
      <text:p text:style-name="P5">L’identité visuelle du site doit garantir son unité (harmonie), marquer son style (image de marque), créer son ambiance (impression du visiteur). Autant l’organisation du site essaie de répondre à une certaine logique, et vise donc l’objectivité, autant le graphisme suppose la rencontre de plusieurs subjectivités : plusieurs identités visuelles sont toujours possibles pour un même site. Cependant, quels que soient vos choix esthétiques, ils doivent rester cohérents. Pour cela, vous pouvez passer par plusieurs étapes :</text:p>
      <text:p text:style-name="P5"><text:s/></text:p>
      <text:p text:style-name="P17"><text:span text:style-name="T8">a.</text:span><text:span text:style-name="T9"> <text:s text:c="4"/></text:span><text:span text:style-name="T8">Le logo :</text:span></text:p>
      <text:p text:style-name="P20">S’il existe, vous devez concevoir un site qui s’harmonise avec lui (couleurs, dynamisme, graphisme), ou du moins l’intègre sans heurts. Dans notre cas, il n’y a pas de logo existant : vous pouvez en créer un, ou bien jouer simplement sur le nom de l’entreprise concernée (choix d’une police, d’une couleur, d’un effet éventuellement). Joignez votre création et expliquez vos choix.</text:p>
      <text:p text:style-name="P19"><text:span text:style-name="T2"><text:tab/></text:span><text:span text:style-name="T13">Le logo choisi est composé de ce qui permet à l'utilisateur d'identifier le japon, dans la typographie du titre aux couleurs et éléments choisis. Le site doit faire à la fois moderne et japonais.</text:span></text:p>
      <text:p text:style-name="P20"><text:s/></text:p>
      <text:p text:style-name="P17"><text:span text:style-name="T8">b.</text:span><text:span text:style-name="T9"> <text:s text:c="3"/></text:span><text:span text:style-name="T8">La création d’un univers : </text:span></text:p>
      <text:p text:style-name="P20">Que vous évoquent le domaine ou les activités de votre client ? Pour un fleuriste, par exemple, on pensera par exemple fleurs, pétales, feuillages, bonzaï, herbier, rubans, papier cristal, et peut-être eau, terre, pierres, poteries, papillons... Autant d’éléments que vous pourrez utiliser, en illustration, en motifs, en fonds (calques, gros plans, etc.) et qui constitueront l’univers du site. </text:p>
      <text:p text:style-name="P20">Quelle est votre liste de thèmes ? (Vous pouvez faire un brain storming – remue méninges).</text:p>
      <text:p text:style-name="P23">L'univers animé japonais</text:p>
      <text:p text:style-name="P20"><text:s/></text:p>
      <text:p text:style-name="P17"><text:soft-page-break/><text:span text:style-name="T8">c.</text:span><text:span text:style-name="T9"> <text:s text:c="4"/></text:span><text:span text:style-name="T8">Le choix des couleurs</text:span></text:p>
      <text:p text:style-name="P19"><text:span text:style-name="T2">Elles sont en parties dictées par les 2 rubriques précédentes : en harmonie avec le logo et avec l’univers convoqué par les thèmes. Par exemple, le vert semble s’imposer dans le cas du fleuriste. Associé à un rose vif, il sera dynamisé. Associé à du blanc et du gris, il présentera une certaine fraîcheur « zen ». Avec du noir, il cherchera davantage une forme d’élégance. Avec du brun et du beige, il convoquera davantage un esprit « nature </text:span><text:span text:style-name="T2">», etc. Quatre ou cinq couleurs suffisent et peuvent se répartir en « dominantes » et « secondaires »..</text:span></text:p>
      <text:p text:style-name="P20">Quelle palette choisissez-vous ? Expliquez votre choix.</text:p>
      <text:p text:style-name="P23">Le blancs, le noir et le rouge, ce sont des couleurs pour la plupart retoruvées dans le drapeau japonais, mais elle sont contrastées afin de moins fatiguer l'oeuil.</text:p>
      <text:p text:style-name="P20"><text:s/></text:p>
      <text:p text:style-name="P19"><text:span text:style-name="T1">Remarque : vous pouvez créer votre palette sur ce site, compatible avec Gimp : </text:span><text:a xlink:type="simple" xlink:href="http://colrd.com/create/palette/" text:style-name="Internet_20_link" text:visited-style-name="Visited_20_Internet_20_Link"><text:span text:style-name="T10">http://colrd.com/create/palette/</text:span></text:a><text:span text:style-name="T1"> Ce site propose aussi des exemples illustrés d’associations de couleurs, et des pages théoriques expliquant les principales modalités d’association des couleurs.</text:span></text:p>
      <text:p text:style-name="P20"><text:s/></text:p>
      <text:p text:style-name="P17"><text:span text:style-name="T8">d.</text:span><text:span text:style-name="T9"> <text:s text:c="3"/></text:span><text:span text:style-name="T8">La structuration des pages</text:span></text:p>
      <text:p text:style-name="P20">Le visiteur ayant tendance à toujours chercher les informations là où il a l’habitude de les trouver ailleurs sur le web, les usages ont stabilisé certains éléments de structuration.</text:p>
      <text:p text:style-name="P20">Signalons au passage que la tendance actuelle est d’organiser les pages selon des grilles qui, sur une base de 12 ou 16 colonnes en général, permettent une grande liberté d’organisation tout en fixant des repères clairs.</text:p>
      <text:p text:style-name="P20">Vous pouvez en voir un exemple sur la page suivante :</text:p>
      <text:p text:style-name="P19"><text:a xlink:type="simple" xlink:href="http://960.gs/demo.html" text:style-name="Internet_20_link" text:visited-style-name="Visited_20_Internet_20_Link"><text:span text:style-name="T11">http://960.gs/demo.html</text:span></text:a><text:span text:style-name="T2"> (l’ensemble de ce site offre beaucoup de visuels permettant de se rendre compte de la variété des rendus possibles à partir d’une même grille)</text:span></text:p>
      <text:p text:style-name="P20">Pour plus d’explications sur les grilles, une présentation très claire ci-dessous :</text:p>
      <text:p text:style-name="P19"><text:a xlink:type="simple" xlink:href="http://netmacom.fr/blog/webdesign/le-webdesign-selon-les-grilles.html" text:style-name="Internet_20_link" text:visited-style-name="Visited_20_Internet_20_Link"><text:span text:style-name="T11">http://netmacom.fr/blog/webdesign/le-webdesign-selon-les-grilles.html</text:span></text:a></text:p>
      <text:p text:style-name="P20"><text:s/></text:p>
      <text:p text:style-name="P20">A partir de ces règles de base, de nombreuses variations sont possibles. Elles doivent notamment prendre en compte les différents formats d’écrans (responsive design : https://blog.hubspot.fr/marketing/site-responsive-design ). Dessinez la structure type que vous souhaitez donner à vos pages, et justifiez vos choix.</text:p>
      <text:p text:style-name="P20"/>
      <text:p text:style-name="P23">La structure type diffère selon les pages car elles ne nécessitent pas forcément le même degré d'organisation. Globalement, nous retrouverons des rubriques chacunes composées d'articles. Le reste est laissé libre au concepteur.</text:p>
      <text:p text:style-name="P5"><text:s/></text:p>
      <text:p text:style-name="P7"><text:soft-page-break/><text:s/></text:p>
      <text:p text:style-name="P7">6. Réalisation de la page d’accueil</text:p>
      <text:p text:style-name="P7"><text:s/></text:p>
      <text:p text:style-name="P5">Vous allez mettre en pratique votre réflexion sur la charte graphique en concevant votre page d’accueil : sur papier libre ou sur logiciel, réalisez la simulation la plus précise possible de cette page. Elle vous servira de base lors de la réalisation technique du site.</text:p>
      <text:p text:style-name="P5"><text:s/></text:p>
      <text:p text:style-name="P8">Attention ! Restez modeste dans vos choix, vous ne pourrez réaliser que des choses simples.</text:p>
      <text:p text:style-name="P5"><text:s/></text:p>
      <text:p text:style-name="P5">Glanez sur internet les éléments (photos, détails graphiques, etc.) que vous souhaitez insérer dans votre page.</text:p>
      <text:p text:style-name="P5"><text:s/></text:p>
      <text:p text:style-name="P1"><text:span text:style-name="T2">Rédigez les textes que vous souhaitez faire figurer dans cette page (vous pouvez vous inspirer, </text:span><text:span text:style-name="T7">en les personnalisant</text:span><text:span text:style-name="T2">, de textes trouvés sur des sites similaires).</text:span></text:p>
      <text:p text:style-name="P5"><text:s/></text:p>
      <text:p text:style-name="P5">Expliquez ci-dessous vos choix.</text:p>
      <text:p text:style-name="P5"><text:s/></text:p>
      <text:p text:style-name="P1"><text:span text:style-name="T2"><text:tab/></text:span><text:span text:style-name="T13">La page d'acceuil est censé relier les quelques pages d'informations direct à la portée de l'utilisateur. </text:span></text:p>
      <text:p text:style-name="P5"><text:s/></text:p>
      <text:p text:style-name="P7">7. Pages suivantes</text:p>
      <text:p text:style-name="P5"><text:s/></text:p>
      <text:p text:style-name="P5">Vous devez réaliser complètement au moins 4 pages en plus de la page d’accueil. Les autres pages doivent être créées et reliées au reste du site, mais peuvent être remplies par du faux texte (lorem ipsum[2]) et des images type : seuls les titres des blocs de texte, les légendes des images, l’intitulé des formulaires permettront de s’y repérer.</text:p>
      <text:p text:style-name="P1"><text:span text:style-name="T2"><text:s/><text:tab/></text:span><text:span text:style-name="T13">Nous avon un css qui pose quelques règles de base.</text:span></text:p>
      <text:p text:style-name="P5"><text:s/></text:p>
      <text:p text:style-name="P7">8. Référencement</text:p>
      <text:p text:style-name="P7"><text:s/></text:p>
      <text:p text:style-name="P5">Avez-vous travaillé sur les balises pour faciliter le référencement par Google ? Avez-vous joué sur les mots-clés, les liens, etc. ? Expliquez vos choix et vos idées, que vous ayez eu le temps de les réaliser ou non.</text:p>
      <text:p text:style-name="P1"><text:span text:style-name="T2"><text:tab/></text:span><text:span text:style-name="T13">Les alt et le titre des pages.</text:span></text:p>
      <text:p text:style-name="P7"><text:s/></text:p>
      <text:p text:style-name="P7"><text:s/></text:p>
      <text:p text:style-name="P7">9. Accessibilité</text:p>
      <text:p text:style-name="P7"><text:s/></text:p>
      <text:p text:style-name="P5"><text:soft-page-break/>En quoi avez-vous pris en compte les différents aspects de l’accessibilité durant la réalisation de votre site. Quelles améliorations pourriez-vous y apporter en ce sens ?</text:p>
      <text:p text:style-name="P1"><text:span text:style-name="T3"><text:s/><text:tab/></text:span><text:span text:style-name="T14">Nous n'avons pas eu le temps de penser à l'accessibilité. Et nous n'avons pas remarquer d'aspects jouant en cette faveur sur le site mère.</text:span></text:p>
      <text:p text:style-name="P7"><text:s/></text:p>
      <text:p text:style-name="P7">10. Présentation au client – bilan et correctifs</text:p>
      <text:p text:style-name="P5">Lors de la dernière séance de TD, vous devrez présenter votre site à la classe. Il ne sera peut-être pas totalement achevé, mais devra permettre un bon aperçu de vos réalisations (structure, texte, illustrations, graphisme) et de leur ergonomie.</text:p>
      <text:p text:style-name="P5"><text:s/></text:p>
      <text:p text:style-name="P5">Nous procéderons comme s’il s’agissait d’une présentation au client : </text:p>
      <text:p text:style-name="P5"><text:s/></text:p>
      <text:p text:style-name="P17"><text:span text:style-name="T1">a.</text:span><text:span text:style-name="T9"> <text:s text:c="4"/></text:span><text:span text:style-name="T1">Vous préparerez donc une </text:span><text:span text:style-name="T8">visite commentée</text:span><text:span text:style-name="T1"> du site, expliquant vos propositions et justifiant vos choix (vous pourrez vous appuyer sur ce dossier pour cela).</text:span></text:p>
      <text:p text:style-name="P20"><text:s/></text:p>
      <text:p text:style-name="P17"><text:span text:style-name="T1">b.</text:span><text:span text:style-name="T9"> <text:s text:c="4"/></text:span><text:span text:style-name="T1">Vous solliciterez les réactions et prendrez note des correctifs à apporter et des idées complémentaires qui vous sont venues lors de la discussion.</text:span></text:p>
      <text:p text:style-name="P18"/>
      <text:p text:style-name="P24"><text:span text:style-name="T3">Listez ici ces améliorations</text:span><text:span text:style-name="T2"> à apporter au site en précisant comment vous allez les réaliser.</text:span></text:p>
      <text:p text:style-name="P5"><text:s/><text:tab/><text:tab/><text:span text:style-name="T12">Proposer un système d'automatisation pour envoyer des messages et créer de nouveaux sujets sur le forum.</text:span></text:p>
      <text:p text:style-name="P28"><text:tab/><text:tab/>Proposer un système de publication <text:s/>d'articles pour les pages evenements et actualités avec interface.</text:p>
      <text:p text:style-name="P28"><text:tab/><text:tab/>(Nous ne pouvons pas encore proposer de système pour cela)</text:p>
      <text:p text:style-name="P28"><text:tab/><text:tab/></text:p>
      <text:p text:style-name="P28"><text:tab/><text:tab/>Ajouter plus de repères temporels sur le site (date et heaure à certains endroits (lorsque nous saurons le faire))</text:p>
      <text:p text:style-name="P5"><text:tab/><text:tab/></text:p>
      <text:p text:style-name="P5"><text:tab/><text:tab/></text:p>
      <text:p text:style-name="P17"><text:span text:style-name="T1">c.</text:span><text:span text:style-name="T9"> <text:s text:c="4"/></text:span><text:span text:style-name="T1">Vous intégrerez ces correctifs et améliorations à votre site avant d’en rendre la version définitive.</text:span></text:p>
      <text:p text:style-name="P5"><text:s/></text:p>
      <text:p text:style-name="P5"><text:s/></text:p>
      <text:p text:style-name="normal"/>
      <text:p text:style-name="normal"/>
      <text:p text:style-name="P15">[1] Voir http://fr.lipsum.com/</text:p>
      <text:p text:style-name="P15">[2] Voir http://fr.lipsum.com/</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fr" style:country-asian="FR"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none" style:font-name-asian="Arial2" style:font-size-asian="11pt" style:language-asian="fr" style:country-asian="F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next-style-name="Text_20_body" style:default-outline-level="1"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next-style-name="Text_20_body" style:default-outline-level="2"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next-style-name="Text_20_body" style:default-outline-level="3"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next-style-name="Text_20_body" style:default-outline-level="4"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next-style-name="Text_20_body" style:default-outline-level="5" style:class="text">
      <style:paragraph-properties fo:margin-top="0.423cm" fo:margin-bottom="0.141cm" fo:keep-together="always" fo:keep-with-next="always"/>
      <style:text-properties fo:color="#666666"/>
    </style:style>
    <style:style style:name="Heading_20_6" style:display-name="Heading 6" style:family="paragraph" style:next-style-name="Text_20_body" style:default-outline-level="6" style:class="text">
      <style:paragraph-properties fo:margin-top="0.423cm" fo:margin-bottom="0.141cm" fo:keep-together="always" fo:keep-with-next="always"/>
      <style:text-properties fo:color="#666666" fo:font-style="italic" style:font-style-asian="italic"/>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meta:editing-cycles>
    <meta:creation-date>2020-11-16T09:21:00</meta:creation-date>
    <dc:date>2021-01-23T00:53:46.06</dc:date>
    <meta:editing-duration>PT29M7S</meta:editing-duration>
    <meta:generator>OpenOffice/4.1.7$Win32 OpenOffice.org_project/417m1$Build-9800</meta:generator>
    <meta:document-statistic meta:table-count="2" meta:image-count="0" meta:object-count="0" meta:page-count="8" meta:paragraph-count="256" meta:word-count="2030" meta:character-count="131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